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3511369060821803525"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6504318278362746071"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9187510214361641517"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8305462273166383205"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552029462304388015"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659514681453656572" text:style-name="L6">
        <text:list-item>
          <text:list>
            <text:list-header>
              <text:p text:style-name="P103"><text:span text:style-name="T1">Warm up:</text:span> 0.2 mile jog and rest 2 minutes</text:p>
              <text:p text:style-name="P103"><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10"><text:span text:style-name="T2"><text:s text:c="10"/>1 mile on the track in 8:25 and rest a couple minutes</text:span></text:p>
      <text:list xml:id="list5550564488845133245" text:style-name="L8">
        <text:list-item>
          <text:list>
            <text:list-header>
              <text:p text:style-name="P102"><text:span text:style-name="T2"><text:s text:c="10"/>0.9 miles around the field at about 9:00/mile with no shoes</text:span></text:p>
              <text:list>
                <text:list-header>
                  <text:p text:style-name="P102"><text:span text:style-name="T2">My foot felt better running with no shoes on the artificial turf than on the track with shoes. </text:span></text:p>
                </text:list-header>
              </text:list>
            </text:list-header>
          </text:list>
        </text:list-item>
      </text:list>
      <text:p text:style-name="P24"/>
      <text:p text:style-name="P24"/>
      <text:p text:style-name="P24"/>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079681242391168884" text:style-name="L7">
        <text:list-item>
          <text:list>
            <text:list-header>
              <text:p text:style-name="P100">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31T11:08:07.18</dc:date>
    <dc:creator>James Lombardi</dc:creator>
    <meta:editing-duration>P6DT15H34M53S</meta:editing-duration>
    <meta:editing-cycles>570</meta:editing-cycles>
    <meta:generator>OpenOffice/4.1.2$Win32 OpenOffice.org_project/412m3$Build-9782</meta:generator>
    <meta:document-statistic meta:table-count="0" meta:image-count="0" meta:object-count="0" meta:page-count="69" meta:paragraph-count="1890" meta:word-count="21282" meta:character-count="107249"/>
  </office:meta>
</office:document-meta>
</file>